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andas" svg:font-family="Chandas" style:font-pitch="variable"/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Manjari" svg:font-family="Manjari" style:font-pitch="variable"/>
    <style:font-face style:name="Noto Sans CJK SC" svg:font-family="'Noto Sans CJK SC'" style:font-family-generic="system" style:font-pitch="variable"/>
    <style:font-face style:name="Noto Serif CJK HK" svg:font-family="'Noto Serif CJK HK'" style:font-family-generic="roman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  <style:font-face style:name="Yrsa SemiBold" svg:font-family="'Yrsa SemiBold'" style:font-pitch="variable"/>
  </office:font-face-decls>
  <office:automatic-styles>
    <style:style style:name="P1" style:family="paragraph" style:parent-style-name="Standard">
      <style:text-properties officeooo:rsid="000640a8" officeooo:paragraph-rsid="000640a8"/>
    </style:style>
    <style:style style:name="P2" style:family="paragraph">
      <style:paragraph-properties fo:text-align="center"/>
    </style:style>
    <style:style style:name="P3" style:family="paragraph">
      <loext:graphic-properties draw:fill-color="#0b0b0d"/>
    </style:style>
    <style:style style:name="P4" style:family="paragraph">
      <loext:graphic-properties draw:fill="none" draw:fill-color="#ffffff"/>
      <style:text-properties fo:color="#f7f4e8" loext:opacity="100%" loext:color-lum-mod="100%" loext:color-lum-off="0%" style:font-name="Dyuthi" fo:font-size="10pt" fo:background-color="transparent" style:font-size-asian="10pt" style:font-size-complex="10pt"/>
    </style:style>
    <style:style style:name="P5" style:family="paragraph">
      <loext:graphic-properties draw:fill="none" draw:fill-color="#ffffff"/>
      <style:text-properties fo:color="#daf3ea" loext:opacity="100%" loext:color-lum-mod="100%" loext:color-lum-off="0%" style:font-name="Dyuthi" fo:font-size="14pt" fo:background-color="transparent" style:font-size-asian="14pt" style:font-size-complex="14pt"/>
    </style:style>
    <style:style style:name="P6" style:family="paragraph">
      <loext:graphic-properties draw:fill="none" draw:fill-color="#ffffff"/>
      <style:text-properties fo:color="#f7f4e8" loext:opacity="100%" loext:color-lum-mod="100%" loext:color-lum-off="0%" style:font-name="Chandas" fo:font-size="20pt" style:font-size-asian="20pt" style:font-size-complex="20pt"/>
    </style:style>
    <style:style style:name="P7" style:family="paragraph">
      <loext:graphic-properties draw:fill-color="#6bb39b"/>
    </style:style>
    <style:style style:name="P8" style:family="paragraph">
      <loext:graphic-properties draw:fill="none" draw:fill-color="#ffffff"/>
      <style:text-properties fo:color="#daf3ea" loext:opacity="100%" loext:color-lum-mod="100%" loext:color-lum-off="0%" style:font-name="Manjari"/>
    </style:style>
    <style:style style:name="P9" style:family="paragraph">
      <loext:graphic-properties draw:fill="none" draw:fill-color="#ffffff"/>
      <style:text-properties fo:color="#ffff00" loext:opacity="100%" loext:color-lum-mod="100%" loext:color-lum-off="0%" style:font-name="Manjari" fo:font-size="96pt" fo:background-color="#85e6c0" style:font-size-asian="96pt" style:font-size-complex="96pt"/>
    </style:style>
    <style:style style:name="P10" style:family="paragraph">
      <loext:graphic-properties draw:fill="none" draw:fill-color="#ffffff"/>
      <style:text-properties fo:color="#daf3ea" loext:opacity="100%" loext:color-lum-mod="100%" loext:color-lum-off="0%" style:font-name="Manjari" fo:font-size="13pt" style:font-size-asian="13pt" style:font-size-complex="13pt"/>
    </style:style>
    <style:style style:name="P11" style:family="paragraph">
      <loext:graphic-properties draw:fill-color="#0b0b0d"/>
      <style:paragraph-properties fo:text-align="center"/>
    </style:style>
    <style:style style:name="P12" style:family="paragraph">
      <loext:graphic-properties draw:fill="solid" draw:fill-color="#0b0b0d"/>
      <style:paragraph-properties fo:text-align="center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text-properties fo:color="#ffffff" loext:opacity="100%" loext:color-lum-mod="100%" loext:color-lum-off="0%" style:font-name="Loma" fo:font-size="32pt" style:font-size-asian="32pt" style:font-size-complex="32pt"/>
    </style:style>
    <style:style style:name="T1" style:family="text">
      <style:text-properties fo:color="#f7f4e8" loext:opacity="100%" style:font-name="Dyuthi" fo:font-size="10pt" fo:background-color="transparent" style:font-size-asian="10pt" style:font-size-complex="10pt"/>
    </style:style>
    <style:style style:name="T2" style:family="text">
      <style:text-properties fo:color="#daf3ea" loext:opacity="100%" style:font-name="Dyuthi" fo:font-size="14pt" fo:background-color="transparent" style:font-size-asian="14pt" style:font-size-complex="14pt"/>
    </style:style>
    <style:style style:name="T3" style:family="text">
      <style:text-properties fo:color="#f7f4e8" loext:opacity="100%" style:font-name="Chandas" fo:font-size="20pt" style:font-size-asian="20pt" style:font-size-complex="20pt"/>
    </style:style>
    <style:style style:name="T4" style:family="text">
      <style:text-properties fo:color="#daf3ea" loext:opacity="100%" style:font-name="Manjari"/>
    </style:style>
    <style:style style:name="T5" style:family="text">
      <style:text-properties fo:color="#85e6c0" loext:opacity="100%" style:font-name="Manjari" fo:font-size="96pt" style:font-size-asian="96pt" style:font-size-complex="96pt"/>
    </style:style>
    <style:style style:name="T6" style:family="text">
      <style:text-properties fo:color="#ffff00" loext:opacity="100%" style:font-name="Manjari" fo:font-size="96pt" style:font-size-asian="96pt" style:font-size-complex="96pt"/>
    </style:style>
    <style:style style:name="T7" style:family="text">
      <style:text-properties fo:color="#daf3ea" loext:opacity="100%" style:font-name="Manjari" fo:font-size="13pt" style:font-size-asian="13pt" style:font-size-complex="13pt"/>
    </style:style>
    <style:style style:name="T8" style:family="text">
      <style:text-properties fo:color="#ffffff" loext:opacity="100%" style:font-name="Yrsa SemiBold" fo:font-size="32pt" style:font-size-asian="32pt" style:font-size-complex="32pt"/>
    </style:style>
    <style:style style:name="T9" style:family="text">
      <style:text-properties fo:color="#ffffff" loext:opacity="100%" style:font-name="Loma" fo:font-size="32pt" style:font-size-asian="32pt" style:font-size-complex="32pt"/>
    </style:style>
    <style:style style:name="gr1" style:family="graphic">
      <style:graphic-properties svg:stroke-color="#6bb39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6bb39b" draw:fill-color="#0b0b0d" draw:textarea-horizontal-align="justify" draw:textarea-vertical-align="middle" draw:auto-grow-height="false" fo:min-height="1.058cm" fo:min-width="2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6bb39b" draw:fill-color="#0b0b0d" draw:textarea-horizontal-align="justify" draw:textarea-vertical-align="middle" draw:auto-grow-height="false" fo:min-height="1.058cm" fo:min-width="2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6bb39b" draw:fill-color="#0b0b0d" draw:textarea-horizontal-align="justify" draw:textarea-vertical-align="middle" draw:auto-grow-height="false" fo:min-height="0.829cm" fo:min-width="0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6bb39b" draw:fill-color="#0b0b0d" draw:textarea-horizontal-align="justify" draw:textarea-vertical-align="middle" draw:auto-grow-height="false" fo:min-height="1.058cm" fo:min-width="3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8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4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7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6bb39b" draw:textarea-horizontal-align="justify" draw:textarea-vertical-align="middle" draw:auto-grow-height="false" fo:min-height="1.693cm" fo:min-width="18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3.7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daf3ea" draw:fill="none" draw:fill-color="#ffffff" fo:min-height="2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6bb39b" draw:fill-color="#0b0b0d" draw:textarea-horizontal-align="justify" draw:textarea-vertical-align="middle" draw:auto-grow-height="false" fo:min-height="0.58cm" fo:min-width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color="#6bb39b" draw:fill="solid" draw:fill-color="#0b0b0d" draw:textarea-horizontal-align="justify" draw:textarea-vertical-align="middle" draw:auto-grow-height="false" fo:min-height="0.432cm" fo:min-width="0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color="#6bb39b" draw:fill="solid" draw:fill-color="#0b0b0d" draw:textarea-horizontal-align="justify" draw:textarea-vertical-align="middle" draw:auto-grow-height="false" fo:min-height="0.693cm" fo:min-width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color="#6bb39b" draw:fill="solid" draw:fill-color="#0b0b0d" draw:textarea-horizontal-align="justify" draw:textarea-vertical-align="middle" draw:auto-grow-height="false" fo:min-height="0.767cm" fo:min-width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0.374cm" fo:min-width="0.3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color="#ffff00" draw:textarea-horizontal-align="justify" draw:textarea-vertical-align="middle" draw:auto-grow-height="false" fo:min-height="0.693cm" fo:min-width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3.1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fill-color="#0b0b0d" draw:textarea-horizontal-align="justify" draw:textarea-vertical-align="middle" draw:auto-grow-height="false" fo:min-height="26.114cm" fo:min-width="18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 1" draw:style-name="gr20" draw:text-style-name="P3" svg:width="18.204cm" svg:height="26.115cm" svg:x="-0.522cm" svg:y="-0.30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" draw:name="Marco de texto 1" draw:style-name="gr19" draw:text-style-name="P14" svg:width="5.601cm" svg:height="3.172cm" svg:x="0.563cm" svg:y="0.938cm"><draw:text-box><text:p text:style-name="P13"><text:span text:style-name="T8">Hello world</text:span><text:span text:style-name="T9"> </text:span></text:p></draw:text-box></draw:frame><draw:custom-shape text:anchor-type="paragraph" draw:z-index="2" draw:name="Forma 2" draw:style-name="gr18" draw:text-style-name="P2" svg:width="0.98cm" svg:height="0.98cm" svg:x="14.586cm" svg:y="0.6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a 3" draw:style-name="gr17" draw:text-style-name="P2" svg:width="0.53cm" svg:height="0.53cm" svg:x="13.13cm" svg:y="0.5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a 5" draw:style-name="gr16" draw:text-style-name="P12" svg:width="1.086cm" svg:height="1.086cm" svg:x="1.356cm" svg:y="9.8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a 7" draw:style-name="gr15" draw:text-style-name="P12" svg:width="0.98cm" svg:height="0.98cm" svg:x="14.586cm" svg:y="0.62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a 8" draw:style-name="gr14" draw:text-style-name="P12" svg:width="0.609cm" svg:height="0.609cm" svg:x="13.13cm" svg:y="0.59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a 4" draw:style-name="gr13" draw:text-style-name="P11" svg:width="0.821cm" svg:height="0.821cm" svg:x="12.337cm" svg:y="6.8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8" draw:name="Marco de texto 2" draw:style-name="gr12" draw:text-style-name="P10" svg:width="7.753cm" svg:height="2.02cm" svg:x="0.748cm" svg:y="3.584cm"><draw:text-box><text:p><text:span text:style-name="T7">Estas son las tecnologías más básicas que un programador freelanser debe seber para poder desarrollarase .</text:span></text:p></draw:text-box></draw:frame><draw:frame text:anchor-type="paragraph" draw:z-index="9" draw:name="Marco de texto 3" draw:style-name="gr11" draw:text-style-name="P9" svg:width="4.446cm" svg:height="3.724cm" svg:x="12.231cm" svg:y="2.552cm"><draw:text-box><text:p><text:span text:style-name="T5">{</text:span><text:span text:style-name="T6"> <text:s/></text:span><text:span text:style-name="T5">}</text:span></text:p></draw:text-box></draw:frame><draw:frame text:anchor-type="paragraph" draw:z-index="10" draw:name="Marco de texto 4" draw:style-name="gr10" draw:text-style-name="P8" svg:width="16.458cm" svg:height="1.562cm" svg:x="0.351cm" svg:y="8.823cm"><draw:text-box><text:p><text:span text:style-name="T4">Hablando del trabaja como desarrollador web, las opiñanes respecto al tema pude variar dependiendo muchos aspectos , pero en este pequeño espacio intentamos hacerlo más general y resumido ;).</text:span></text:p></draw:text-box></draw:frame><draw:custom-shape text:anchor-type="paragraph" draw:z-index="11" draw:name="Forma 6" draw:style-name="gr9" draw:text-style-name="P7" svg:width="18.204cm" svg:height="1.694cm" svg:x="-0.522cm" svg:y="13.638cm"><text:p/><draw:enhanced-geometry svg:viewBox="0 0 21600 21600" draw:type="rectangle" draw:enhanced-path="M 0 0 L 21600 0 21600 21600 0 21600 0 0 Z N"/></draw:custom-shape><draw:frame text:anchor-type="paragraph" draw:z-index="12" draw:name="Marco de texto 5" draw:style-name="gr8" draw:text-style-name="P6" svg:width="6.827cm" svg:height="1.789cm" svg:x="5.934cm" svg:y="13.877cm"><draw:text-box><text:p><text:span text:style-name="T3">Primeros pasos</text:span></text:p></draw:text-box></draw:frame><draw:frame text:anchor-type="paragraph" draw:z-index="13" draw:name="Marco de texto 6" draw:style-name="gr7" draw:text-style-name="P5" svg:width="6.548cm" svg:height="2.447cm" svg:x="0.254cm" svg:y="16.228cm"><draw:text-box><text:p><text:span text:style-name="T2">Lo primero por lo que hay que posar antes de tocar una linea de código , es familiarizarte con lo que quieres aprender.</text:span></text:p></draw:text-box></draw:frame><draw:frame text:anchor-type="paragraph" draw:z-index="14" draw:name="Marco de texto 7" draw:style-name="gr7" draw:text-style-name="P5" svg:width="6.548cm" svg:height="2.447cm" svg:x="0.21cm" svg:y="18.785cm"><draw:text-box><text:p><text:span text:style-name="T2">Cada herramienta de trabajo no es más que una extensión de tu cuerpo y debes como funciona.</text:span></text:p></draw:text-box></draw:frame><draw:frame text:anchor-type="paragraph" draw:z-index="15" draw:name="Marco de texto 8" draw:style-name="gr6" draw:text-style-name="P4" svg:width="7.697cm" svg:height="0.849cm" svg:x="0.078cm" svg:y="20.757cm"><draw:text-box><text:p><text:span text:style-name="T1">¿ Qué es un lenguaje de programación ?</text:span></text:p></draw:text-box></draw:frame><draw:frame text:anchor-type="paragraph" draw:z-index="16" draw:name="Marco de texto 9" draw:style-name="gr6" draw:text-style-name="P4" svg:width="7.697cm" svg:height="0.849cm" svg:x="0.078cm" svg:y="21.385cm"><draw:text-box><text:p><text:span text:style-name="T1">¿ Diagrama de flujo ?</text:span></text:p></draw:text-box></draw:frame><draw:frame text:anchor-type="paragraph" draw:z-index="17" draw:name="Marco de texto 10" draw:style-name="gr6" draw:text-style-name="P4" svg:width="7.697cm" svg:height="0.849cm" svg:x="0.078cm" svg:y="21.927cm"><draw:text-box><text:p><text:span text:style-name="T1">¿ Editores de código ?</text:span></text:p></draw:text-box></draw:frame><draw:custom-shape text:anchor-type="paragraph" draw:z-index="18" draw:name="Forma 9" draw:style-name="gr5" draw:text-style-name="P3" svg:width="3.772cm" svg:height="1.059cm" svg:x="11.123cm" svg:y="16.228cm"><text:p/><draw:enhanced-geometry svg:viewBox="0 0 21600 21600" draw:type="rectangle" draw:enhanced-path="M 0 0 L 21600 0 21600 21600 0 21600 0 0 Z N"/></draw:custom-shape><draw:custom-shape text:anchor-type="paragraph" draw:z-index="19" draw:name="Forma 10" draw:style-name="gr4" draw:text-style-name="P3" svg:width="1.676cm" svg:height="1.655cm" svg:x="12.16cm" svg:y="19.22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0" draw:name="Forma 11" draw:style-name="gr3" draw:text-style-name="P3" svg:width="2.954cm" svg:height="1.059cm" svg:x="8.611cm" svg:y="22.334cm"><text:p/><draw:enhanced-geometry svg:viewBox="0 0 21600 21600" draw:type="rectangle" draw:enhanced-path="M 0 0 L 21600 0 21600 21600 0 21600 0 0 Z N"/></draw:custom-shape><draw:custom-shape text:anchor-type="paragraph" draw:z-index="21" draw:name="Forma 12" draw:style-name="gr2" draw:text-style-name="P3" svg:width="2.881cm" svg:height="1.059cm" svg:x="14.263cm" svg:y="22.269cm"><text:p/><draw:enhanced-geometry svg:viewBox="0 0 21600 21600" draw:type="rectangle" draw:enhanced-path="M 0 0 L 21600 0 21600 21600 0 21600 0 0 Z N"/></draw:custom-shape><draw:line text:anchor-type="paragraph" draw:z-index="22" draw:name="Línea 1" draw:style-name="gr1" draw:text-style-name="P2" svg:x1="12.954cm" svg:y1="17.286cm" svg:x2="12.975cm" svg:y2="19.226cm"><text:p/></draw:line><draw:line text:anchor-type="paragraph" draw:z-index="23" draw:name="Línea 2" draw:style-name="gr1" draw:text-style-name="P2" svg:x1="13.836cm" svg:y1="20.085cm" svg:x2="15.886cm" svg:y2="20.064cm"><text:p/></draw:line><draw:line text:anchor-type="paragraph" draw:z-index="24" draw:name="Línea 3" draw:style-name="gr1" draw:text-style-name="P2" svg:x1="15.974cm" svg:y1="22.269cm" svg:x2="15.886cm" svg:y2="20.064cm"><text:p/></draw:line><draw:line text:anchor-type="paragraph" draw:z-index="25" draw:name="Línea 4" draw:style-name="gr1" draw:text-style-name="P2" svg:x1="10.111cm" svg:y1="20.041cm" svg:x2="12.161cm" svg:y2="20.02cm"><text:p/></draw:line><draw:line text:anchor-type="paragraph" draw:z-index="26" draw:name="Línea 5" draw:style-name="gr1" draw:text-style-name="P2" svg:x1="10.199cm" svg:y1="22.335cm" svg:x2="10.111cm" svg:y2="20.13cm"><text:p/></draw:line><text:page-number text:select-page="current">1</text:page-number><text:page-number text:select-page="current">1</text:page-numb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andas" svg:font-family="Chandas" style:font-pitch="variable"/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Manjari" svg:font-family="Manjari" style:font-pitch="variable"/>
    <style:font-face style:name="Noto Sans CJK SC" svg:font-family="'Noto Sans CJK SC'" style:font-family-generic="system" style:font-pitch="variable"/>
    <style:font-face style:name="Noto Serif CJK HK" svg:font-family="'Noto Serif CJK HK'" style:font-family-generic="roman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  <style:font-face style:name="Yrsa SemiBold" svg:font-family="'Yrsa SemiBol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9:48:45.543525067</meta:creation-date>
    <dc:date>2023-09-13T13:53:58.229686524</dc:date>
    <meta:editing-duration>PT1H28M22S</meta:editing-duration>
    <meta:editing-cycles>3</meta:editing-cycles>
    <meta:generator>LibreOffice/7.5.2.2$Linux_X86_64 LibreOffice_project/50$Build-2</meta:generator>
    <meta:document-statistic meta:table-count="0" meta:image-count="0" meta:object-count="0" meta:page-count="1" meta:paragraph-count="1" meta:word-count="1" meta:character-count="2" meta:non-whitespace-character-count="2"/>
  </office:meta>
</office:document-meta>
</file>